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Tunga" fo:font-size="8pt" style:font-size-asian="8pt" style:font-size-complex="8pt"/>
    </style:style>
    <style:style style:name="P2" style:family="paragraph" style:parent-style-name="Standard">
      <style:paragraph-properties fo:margin-left="0cm" fo:margin-right="0cm" fo:line-height="100%"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3" style:family="paragraph" style:parent-style-name="Standard">
      <style:paragraph-properties fo:margin-left="0cm" fo:margin-right="0cm" fo:line-height="100%" fo:text-align="start" style:justify-single-word="false" fo:text-indent="0cm" style:auto-text-indent="false"/>
    </style:style>
    <style:style style:name="P4"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style:font-size-asian="10pt" style:font-size-complex="10pt"/>
    </style:style>
    <style:style style:name="P5"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fo:font-weight="normal" style:font-size-asian="10pt" style:font-weight-asian="normal" style:font-name-complex="Times New Roman" style:font-size-complex="10pt" style:font-weight-complex="normal"/>
    </style:style>
    <style:style style:name="P6"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margin-left="0cm" fo:margin-right="0cm" fo:margin-top="0cm" fo:margin-bottom="0.212cm" fo:line-height="100%" fo:text-align="start" style:justify-single-word="false" fo:text-indent="0cm" style:auto-text-indent="false"/>
    </style:style>
    <style:style style:name="P8" style:family="paragraph" style:parent-style-name="Standard">
      <style:paragraph-properties fo:margin-left="0cm" fo:margin-right="0cm" fo:margin-top="0cm" fo:margin-bottom="0.212cm" fo:line-height="100%" fo:text-align="start" style:justify-single-word="false" fo:text-indent="0cm" style:auto-text-indent="false" fo:break-before="page"/>
    </style:style>
    <style:style style:name="P9" style:family="paragraph" style:parent-style-name="Standard">
      <style:paragraph-properties fo:margin-left="0cm" fo:margin-right="0cm" fo:line-height="100%" fo:text-align="start" style:justify-single-word="false" fo:text-indent="0cm" style:auto-text-indent="false" fo:break-before="page"/>
      <style:text-properties style:font-name="Calibri"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margin-top="0cm" fo:margin-bottom="0.212cm" fo:line-height="100%" fo:text-align="start" style:justify-single-word="false" fo:text-indent="0cm" style:auto-text-indent="false"/>
    </style:style>
    <style:style style:name="P11" style:family="paragraph" style:parent-style-name="Standard">
      <style:paragraph-properties fo:margin-left="0cm" fo:margin-right="0cm" fo:line-height="100%"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line-height="100%" fo:text-align="start" style:justify-single-word="false" fo:text-indent="0cm" style:auto-text-indent="false"/>
      <style:text-properties style:font-name="Calibri" fo:font-size="10pt" style:font-size-asian="10pt" style:font-size-complex="10pt"/>
    </style:style>
    <style:style style:name="P14" style:family="paragraph" style:parent-style-name="Standard">
      <style:paragraph-properties fo:margin-left="0cm" fo:margin-right="0cm" fo:line-height="100%" fo:text-align="start" style:justify-single-word="false" fo:text-indent="0cm" style:auto-text-indent="false"/>
    </style:style>
    <style:style style:name="P15" style:family="paragraph" style:parent-style-name="Standard">
      <style:paragraph-properties fo:line-height="100%" fo:text-align="start" style:justify-single-word="false"/>
      <style:text-properties style:font-name="Calibri" fo:font-size="10pt" fo:font-weight="normal" style:font-size-asian="10pt" style:font-weight-asian="normal" style:font-size-complex="10pt" style:font-weight-complex="normal"/>
    </style:style>
    <style:style style:name="P16" style:family="paragraph" style:parent-style-name="Standard" style:list-style-name="L1">
      <style:paragraph-properties fo:margin-top="0cm" fo:margin-bottom="0.212cm" fo:line-height="100%" fo:text-align="start" style:justify-single-word="false"/>
      <style:text-properties style:font-name="Calibri" fo:font-size="10pt" fo:font-weight="normal" style:font-size-asian="10pt" style:font-weight-asian="normal" style:font-name-complex="Times New Roman" style:font-size-complex="10pt" style:font-weight-complex="normal"/>
    </style:style>
    <style:style style:name="P17" style:family="paragraph" style:parent-style-name="Heading_20_1">
      <style:paragraph-properties fo:margin-left="0cm" fo:margin-right="0cm" fo:line-height="100%" fo:text-align="start" style:justify-single-word="false" fo:text-indent="0cm" style:auto-text-indent="false"/>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1" style:family="text">
      <style:text-properties style:font-name="Tunga" fo:font-size="8pt" style:font-size-asian="8pt" style:font-size-complex="8pt"/>
    </style:style>
    <style:style style:name="T2" style:family="text">
      <style:text-properties style:font-name="Tunga" fo:font-size="8pt" style:font-size-asian="8pt" style:font-name-complex="Times New Roman" style:font-size-complex="8pt"/>
    </style:style>
    <style:style style:name="T3" style:family="text">
      <style:text-properties style:font-name-complex="Times New Roman"/>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alibri" fo:font-weight="normal" style:font-weight-asian="normal" style:font-name-complex="Times New Roman" style:font-weight-complex="normal"/>
    </style:style>
    <style:style style:name="T7" style:family="text">
      <style:text-properties style:font-name="Calibri" fo:font-style="italic" fo:font-weight="normal" style:font-style-asian="italic" style:font-weight-asian="normal" style:font-name-complex="Times New Roman" style:font-weight-complex="normal"/>
    </style:style>
    <style:style style:name="T8" style:family="text">
      <style:text-properties style:font-name="Calibri" fo:font-style="italic" fo:font-weight="normal" style:font-style-asian="italic" style:font-weight-asian="normal" style:font-name-complex="Times New Roman" style:font-style-complex="italic" style:font-weight-complex="normal"/>
    </style:style>
    <style:style style:name="T9" style:family="text">
      <style:text-properties style:font-name="Calibri" fo:font-size="10pt" fo:font-weight="normal" style:font-size-asian="10pt" style:font-weight-asian="normal" style:font-name-complex="Times New Roman" style:font-size-complex="10pt" style:font-weight-complex="normal"/>
    </style:style>
    <style:style style:name="T10" style:family="text">
      <style:text-properties style:font-name="Calibri" fo:font-size="10pt" fo:font-weight="normal" style:font-size-asian="10pt" style:font-weight-asian="normal" style:font-size-complex="10pt" style:font-weight-complex="normal"/>
    </style:style>
    <style:style style:name="T11" style:family="text">
      <style:text-properties style:font-name="Calibri" fo:font-size="8pt" fo:font-weight="normal" style:font-size-asian="8pt" style:font-weight-asian="normal" style:font-name-complex="Times New Roman" style:font-size-complex="8pt" style:font-weight-complex="normal"/>
    </style:style>
    <style:style style:name="T1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1cm" fo:text-indent="-0.635cm" fo:margin-left="8.27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Fonte_20_parág._20_padrão"><text:span text:style-name="T9"/></text:span></text:p>
      <text:p text:style-name="P7"><text:span text:style-name="Fonte_20_parág._20_padrão"><text:span text:style-name="T9">Projeto de Pesquisa</text:span></text:span></text:p>
      <text:p text:style-name="P7"><text:span text:style-name="Fonte_20_parág._20_padrão"><text:span text:style-name="T9"/></text:span></text:p>
      <text:p text:style-name="P7"><text:span text:style-name="Fonte_20_parág._20_padrão"><text:span text:style-name="T9">Navegação de Veículos Autônomos em Ambientes Externos Não Estruturados Baseada em Visão Computacional</text:span></text:span></text:p>
      <text:p text:style-name="P7"><text:span text:style-name="Fonte_20_parág._20_padrão"><text:span text:style-name="T9"/></text:span></text:p>
      <text:p text:style-name="P7"><text:span text:style-name="Fonte_20_parág._20_padrão"><text:span text:style-name="T9">Projeto de Mestrado</text:span></text:span></text:p>
      <text:p text:style-name="P7"><text:span text:style-name="Fonte_20_parág._20_padrão"><text:span text:style-name="T9">Rafael Luiz Klaser</text:span></text:span></text:p>
      <text:p text:style-name="P7"><text:span text:style-name="Fonte_20_parág._20_padrão"><text:span text:style-name="T9"/></text:span></text:p>
      <text:p text:style-name="P7"><text:span text:style-name="Fonte_20_parág._20_padrão"><text:span text:style-name="T9">Coordenador e Orientador do Projeto</text:span></text:span></text:p>
      <text:p text:style-name="P7"><text:span text:style-name="Fonte_20_parág._20_padrão"><text:span text:style-name="T9">Prof. Dr. Fernando Santos Osório – ICMC/USP</text:span></text:span></text:p>
      <text:p text:style-name="P7"><text:span text:style-name="Fonte_20_parág._20_padrão"><text:span text:style-name="T9"/></text:span></text:p>
      <text:p text:style-name="P7"><text:span text:style-name="Fonte_20_parág._20_padrão"><text:span text:style-name="T9">Março 2012</text:span></text:span></text:p>
      <text:p text:style-name="P7"><text:span text:style-name="Fonte_20_parág._20_padrão"><text:span text:style-name="T9"/></text:span></text:p>
      <text:p text:style-name="P8"><text:span text:style-name="Fonte_20_parág._20_padrão"><text:span text:style-name="T9">Identificação do Projeto</text:span></text:span></text:p>
      <text:p text:style-name="P7"><text:span text:style-name="Fonte_20_parág._20_padrão"><text:span text:style-name="T9"/></text:span></text:p>
      <text:p text:style-name="P7"><text:span text:style-name="Fonte_20_parág._20_padrão"><text:span text:style-name="T9"/></text:span></text:p>
      <text:p text:style-name="P7"><text:span text:style-name="Fonte_20_parág._20_padrão"><text:span text:style-name="T9">Título:</text:span></text:span></text:p>
      <text:p text:style-name="P7"><text:span text:style-name="Fonte_20_parág._20_padrão"><text:span text:style-name="T9">“Navegação de Veículos Autônomos em Ambientes Externos Não Estruturados Baseada em Visão Computacional”</text:span></text:span></text:p>
      <text:p text:style-name="P7"><text:span text:style-name="Fonte_20_parág._20_padrão"><text:span text:style-name="T9"/></text:span></text:p>
      <text:p text:style-name="P9">Resumo</text:p>
      <text:p text:style-name="P2"/>
      <text:p text:style-name="P12"><text:tab/>O objetivo deste trabalho é capacitar um veículo terrestre a se locomover em ambientes externos não estruturados ou pouco estruturados, ou seja, um campo com vegetação/plantação e/ou floresta pouco densa ("<text:span text:style-name="T5">outdoor</text:span>" e "<text:span text:style-name="T5">off-road</text:span>"). O veículo deverá ser capaz de desviar de obstáculos, percebendo-os de forma autônoma, e se dirigir até uma localização determinada escolhendo por meios próprios o caminho a seguir. O sistema de navegação autônoma irá se basear no processamento de imagens obtidas a partir de um par de câmeras (câmera estéreo), constituindo um sistema de visão binocular do qual é possível se obter uma percepção tridimensional do ambiente. Portanto, pretende-se extrair parâmetros de navegabilidade do ambiente, como caminhos livres, obstruções e obstáculos, que combinados com as informações de posição e orientação do veículo e do ponto de destino (baseando-se em coordenadas de GPS) serão transformados em um sistema robusto de navegação. Este trabalho irá utilizar a plataforma CaRINA I (Carro Robótico Inteligente para Navegação Autônoma) do LRM/ICMC/USP, dotado de uma câmera estéreo, GPS e bússola. Inicialmente serão estudados e trabalhados algoritmos para a criação do mapa de disparidade a partir do par de imagens obtidas pela câmera estéreo. Para este processo, o algoritmo deverá ter um compromisso de desempenho entre a qualidade do mapa de disparidade/profundidade e performance em termos de tempo de processamento. A partir do mapa de disparidade será elaborado um mapa de navegabilidade, que representa as regiões navegáveis (seguras) e regiões não navegáveis (obstáculos e regiões a evitar) em frente ao veículo. Este mapa será utilizado em conjunto com as informações de posição atual e de destino (GPS e bússola), a fim de realizar o controle da navegação do veículo. Estão sendo consideradas duas abordagens principais para o controle local da navegação: a primeira baseada no uso de Redes Neurais Artificiais, conforme proposto em trabalhos anteriores do grupo desenvolvidos por Pessin e Osório (<text:span text:style-name="T5">RoBombeiros</text:span>), e a segunda baseada em uma adaptação do algoritmo VFH (<text:span text:style-name="T5">Vector Field Histogram</text:span>). Nestas abordagens serão consideradas como parâmetro de entrada as informações tridimensionais do mapa de navegabilidade. Além disto, também serão necessários estudos que visam identificar, a partir das imagens da câmera estéreo, o plano de referência de base (chão), seus desníveis e obstáculos, classificando-os como elementos transponíveis ou não. </text:p>
      <text:p text:style-name="P2"/>
      <text:p text:style-name="P9"><text:tab/>Introdução</text:p>
      <text:p text:style-name="P2"/>
      <text:p text:style-name="P5"><text:tab/>A robótica de manipuladores já faz parte do cotidiano em vários processos de produção industrial. Em se tratando de robótica móvel, a sua aplicação prática ainda apresenta muitos desafios. Na robótica móvel, a navegação é a capacidade do veículo de se locomover no ambiente, podendo ser guiada (tele operada), autônoma ou híbrida (semi autônoma). A navegação autônoma é totalmente dependente do aparato sensorial, pois a percepção e estímulos do ambiente precisam ser capturados para o robô reagir de acordo. A morfologia do robô vai limitar seu comportamento em relação a sua mobilidade, da mesma forma, vai demandar um aparato sensorial propício para a execução de suas tarefas. A capacidade de se deslocar de forma autônoma depende certamente de algum grau de inteligência. Através da Inteligência Artificial se pretende traduzir em algoritmos estes processos da motricidade, viabilizando aos veículos autônomos uma locomoção robusta <text:s/>e de modo seguro.</text:p>
      <text:p text:style-name="P5"><text:tab/>A capacidade de locomoção é própria dos animais. Em robôs móveis, para mimetizar essa capacidade, se dotam os mesmos de aparatos sensoriais e motores, podendo estes, ser ou não inspirados na fisiologia dos animais. Tais aparatos são fundamentais e definem a capacidade, características e especificidades dos movimentos. A visão é um subsistema biofísico sensorial que podemos associar intuitivamente com a capacidade e características de locomoção nos animais. Analogamente, atribuir um sistema de visão artificial como capacidade sensorial para um robô móvel significa dotá-lo desta mesma percepção e especificidade. A constituição de uma visão computacional adequada ainda é uma tarefa desafiadora, e é neste sentido que este trabalho pretende contribuir.</text:p>
      <text:p text:style-name="P6"><text:span text:style-name="T3"><text:tab/>Apesar da inspiração biológica no tratamento de problemas computacionais ser mais notória nos dias de hoje como algo recente através do surgimento de novas áreas de estudo disciplinar, como a bioinformática, biologia computacional e computação bio inspirada, a motivação dos algoritmos computacionais sempre teve forte base no processo indutivo de observação da natureza biológica. </text:span>Porém, a pesquisa não se baseia puramente em descobertas, a nossa capacidade de inventar traz diversas tecnologias ao dia a dia. Da mesma maneira, a capacidade técnica de combinar diversas abordagens tecnológicas em aplicações práticas formalizam-nas em ferramentas e utensílios que ao passar do tempo se tornam do cotidiano e até indispensáveis. <text:span text:style-name="T3">Robôs móveis autônomos ainda dependem de pesquisa tecnológica, mas bastante já se pode tornar realizável, combinando abordagens bem sucedidas em outras áreas com a concretização técnica.</text:span></text:p>
      <text:p text:style-name="P15"><text:tab/>Motivação</text:p>
      <text:p text:style-name="P2"/>
      <text:p text:style-name="P4"><text:span text:style-name="Fonte_20_parág._20_padrão"><text:span text:style-name="T6"><text:tab/>Uma das motivações principais da aplicação deste trabalho advém de um trabalho anterior desenvolvido por Pessin [ref], onde foi apresentado um sistema multiagente de robôs móveis com a finalidade de combate a incêndios florestais. Esse trabalho fez uso de um ambiente simulado, onde os veículos foram equipados com sonares, bússola e GPS, para a navegação autônoma em ambientes externos não estruturados (“</text:span></text:span><text:span text:style-name="Fonte_20_parág._20_padrão"><text:span text:style-name="T7">outdoor</text:span></text:span><text:span text:style-name="Fonte_20_parág._20_padrão"><text:span text:style-name="T6">” e “</text:span></text:span><text:span text:style-name="Fonte_20_parág._20_padrão"><text:span text:style-name="T7">off-road</text:span></text:span><text:span text:style-name="Fonte_20_parág._20_padrão"><text:span text:style-name="T6">”). Nesse trabalho, Pessin demonstrou com sucesso o uso de uma Rede Neural Artificial (RNA) treinada para controlar o veículo, integrando os dados sensoriais e a geração de comandos para os atuadores do veículo. Esse trabalho servirá de base e inspiração para o projeto e aplicação do sistema de controle de navegação que será desenvolvido, porém será adotado um sistema de visão computacional como principal informação sensorial em um veículo terrestre real.</text:span></text:span></text:p>
      <text:p text:style-name="P7"><text:span text:style-name="Fonte_20_parág._20_padrão"><text:span text:style-name="T9"><text:tab/>A navegação em campo aberto se torna um problema de tomada de decisões difícil, visto que a falta de referenciais locais e o excesso de ruído dos sensores produzem pouca informação para o sistema. Apesar do veículo estar buscando um destino preestabelecido, dirigir-se em linha reta pode não ser a melhor decisão. Mesmo assim, a posição atual não pode ser totalmente confiada, visto que mesmo utilizando GPS, este sistema apresenta erro de localização exata. Já no caso dos dispositivos como odômetro, a confiabilidade é ainda menor, visto que existe grande tendência de discrepância. Soluções como apresentadas em [ref] podem vir a ser utilizadas, onde o sistema é reinicializando periodicamente. Para melhoria do GPS pode vir a ser utilizado a abordagem do DGPS (GPS diferencial), onde antenas em solo são utilizadas para aumentar a precisão do sinal de satélite. <text:s/>No Brasil, o IBGE disponibiliza serviços de posicionamento de precisão através da RBMC</text:span></text:span><text:span text:style-name="Fonte_20_parág._20_padrão"><text:span text:style-name="T9"><text:note text:id="ftn2" text:note-class="footnote"><text:note-citation>1</text:note-citation><text:note-body><text:p text:style-name="P4"><text:span text:style-name="Fonte_20_parág._20_padrão"><text:span text:style-name="T11"><text:s/>IBGE – </text:span></text:span><text:a xlink:type="simple" xlink:href="http://www.ibge.gov.br/"><text:span text:style-name="Fonte_20_parág._20_padrão"><text:span text:style-name="T11">www.ibge.gov.br</text:span></text:span></text:a></text:p></text:note-body></text:note></text:span></text:span><text:span text:style-name="Fonte_20_parág._20_padrão"><text:span text:style-name="T9"> (Rede Brasileira de Monitoramento Contínuo).</text:span></text:span></text:p>
      <text:p text:style-name="P7"><text:span text:style-name="Fonte_20_parág._20_padrão"><text:span text:style-name="T9"/></text:span></text:p>
      <text:p text:style-name="P7"><text:span text:style-name="Fonte_20_parág._20_padrão"><text:span text:style-name="T9">[motivacao do uso de visao 3d]</text:span></text:span></text:p>
      <text:p text:style-name="P3"><text:span text:style-name="Fonte_20_parág._20_padrão"><text:span text:style-name="T9"/></text:span></text:p>
      <text:p text:style-name="P3"><text:span text:style-name="T10"><text:tab/>Objetivos</text:span></text:p>
      <text:p text:style-name="P2"/>
      <text:p text:style-name="P5"><text:tab/>O objetivo deste trabalho é capacitar um veículo terrestre a se locomover em ambientes externos não estruturados ou pouco estruturados, ou seja, um campo com vegetação/plantação e/ou floresta pouco densa. O veículo deverá ser capaz de desviar de obstáculos, percebendo-os de forma autônoma, e se dirigir até uma localização determinada escolhendo por meios próprios o caminho a seguir. O sistema de navegação autônoma irá se basear no processamento de imagens obtidas a partir de um par de câmeras (câmera estéreo), constituindo um sistema de visão binocular do qual é possível se obter uma percepção tridimensional do ambiente. Portanto, pretende-se extrair parâmetros de navegabilidade do ambiente, como caminhos livres, obstruções e obstáculos, que combinados com as informações de posição e orientação do veículo e do ponto de destino (baseando-se em coordenadas de GPS) serão transformados em um sistema robusto de navegação.</text:p>
      <text:p text:style-name="P5"><text:tab/>Especificamente:</text:p>
      <text:list xml:id="list31477554" text:style-name="L1">
        <text:list-item>
          <text:p text:style-name="P16">Extração de referenciais de navegação a partir de um par de câmeras, constituindo uma visão binocular;</text:p>
        </text:list-item>
        <text:list-item>
          <text:p text:style-name="P16"><text:soft-page-break/>Criar um mecanismo de navegação autônoma, capaz de desviar de obstáculos e dirigir o veículo até um destino determinado de forma robusta e eficiente;</text:p>
        </text:list-item>
        <text:list-item>
          <text:p text:style-name="P16">Fazer uso do conhecimento prévio de trabalhos desenvolvidos no laboratório e contribuir para a consolidação de tecnologias capazes de atribuir navegabilidade autônoma a veículos de diversas naturezas para fins práticos;</text:p>
        </text:list-item>
        <text:list-item>
          <text:p text:style-name="P16">Aplicação em um veículo real em ambiente externo não estruturado.</text:p>
        </text:list-item>
      </text:list>
      <text:p text:style-name="P2"/>
      <text:p text:style-name="P2"><text:tab/>Conceitos Básicos / Fundamentos / Trabalhos Relacionados</text:p>
      <text:p text:style-name="P2"><text:tab/><text:tab/></text:p>
      <text:p text:style-name="P2"><text:tab/>Para a construção de um robô móvel autônomo, por se tratar de um objeto físico, devem ser tratados os aspectos mecânicos e elétricos; por se tratar de uma entidade autônoma, devem ser tratados os aspectos sistêmicos; por vir a estar inserido no contexto da sociedade, poderíamos ainda elencar os aspectos éticos, morais e legais. </text:p>
      <text:p text:style-name="P2"/>
      <text:p text:style-name="P2"><text:tab/>No que diz respeito aos aspectos físicos, <text:s/>este projeto fará uso de um veículo existente, portanto, tais aspectos não estão no escopo deste projeto e já estão concretizados. [ref carina, outros veiculos]</text:p>
      <text:p text:style-name="P2"/>
      <text:p text:style-name="P2"><text:tab/>No que diz respeito aos aspectos sistêmicos, podemos categorizar como: de baixo nível (interação com os atuadores do veículo, coleta de dados dos sensores); e de alto nível (sistema autônomo). [ref trabalhos com sensores?] </text:p>
      <text:p text:style-name="P2"/>
      <text:p text:style-name="P2"><text:tab/>Este trabalho irá se focar nos aspectos sistêmicos de alto nível, ou seja, no sistema autônomo. Para tanto, serão levantadas <text:s/>condições básicas para sua construção.</text:p>
      <text:p text:style-name="P2"/>
      <text:p text:style-name="P2"><text:tab/>Um veículo autônomo tem como problemática básica:</text:p>
      <text:p text:style-name="P2"><text:tab/><text:tab/>- Mapeamento e Localização</text:p>
      <text:p text:style-name="P2"><text:tab/><text:tab/>- Navegação (desvio de obstáculos)</text:p>
      <text:p text:style-name="P2"/>
      <text:p text:style-name="P2"><text:tab/>A navegação externa tem como problemática básica:</text:p>
      <text:p text:style-name="P2"><text:tab/><text:tab/>- Desconhecimento do ambiente</text:p>
      <text:p text:style-name="P2"><text:tab/><text:tab/>- Ambiente altamente dinâmico</text:p>
      <text:p text:style-name="P2"/>
      <text:p text:style-name="P2"><text:tab/>A navegação em ambiente não estruturado tem como problemática básica:</text:p>
      <text:p text:style-name="P2"><text:tab/><text:tab/>- Falta de referenciais elementares (linhas, paredes, trilhas)</text:p>
      <text:p text:style-name="P2"><text:tab/><text:tab/>- Pouca possibilidade de imposição de restrições (por não ser estruturado)</text:p>
      <text:p text:style-name="P2"/>
      <text:p text:style-name="P2"><text:tab/>Em um ambiente semi estruturado podemos considerar a existência de algum referencial e impor alguma restrição, porém devem ser considerados intermitentes, ou seja, o sistema deve ser mais tolerante à perda momentânea de referenciais.</text:p>
      <text:p text:style-name="P2"/>
      <text:p text:style-name="P2"><text:tab/>Um projeto de robótica móvel autônoma deve se focar na sua problemática básica, como foi caracterizado anteriormente. As questões de mapeamento, localização e navegação são fortemente influenciadas pelas características do ambiente. Portanto, o trabalho aqui proposto engloba aspectos do ambiente que tornam mais árduo o tratamento destas questões fundamentais. [ref]</text:p>
      <text:p text:style-name="P2"/>
      <text:p text:style-name="P2"><text:tab/>A questão do mapeamento e localização é considerado o problema mais central na robótica móvel, sendo a característica autônoma do veículo dada essencialmente pela sua capacidade de tratar essa questão [ref]. Quando o ambiente e a localização do veículo é desconhecida essa questão se torna crítica, esse problema é normalmente conhecido como SLAM (<text:span text:style-name="T5">Simultaneous Location and Mapping</text:span>). Uma solução robusta e eficiente para a questão de localização e mapeamento simultâneos (SLAM) na prática ainda é desafiadora [ref]. {graal}</text:p>
      <text:p text:style-name="P2"/>
      <text:p text:style-name="P2">Localização</text:p>
      <text:p text:style-name="P2"/>
      <text:p text:style-name="P2"><text:tab/>Para a localização, será aplicado basicamente a utilização de GPS e bússola. Como o destino também será dado em forma de informação de posição de GPS esta questão não é tão crítica para esse projeto. A localização é bastante afetada por ruídos dos sensores, principalmente aqueles que proveem informações de odometria. Dependendo da aplicação pode não ser considerado necessário uma localização espacial precisa do veículo, apenas que o mesmo seja capaz de chegar no seu destino eficazmente. Por se tratar de um ambiente externo e não estruturado, sua navegação permite uma certa liberdade de movimentos dentro de um perímetro onde haja um caminho factível, preferencialmente buscando um caminho ótimo.</text:p>
      <text:p text:style-name="P2"/>
      <text:p text:style-name="P2">Mapeamento</text:p>
      <text:p text:style-name="P2"/>
      <text:p text:style-name="P2"><text:tab/>A aplicação de visão computacional é onde se concentra a tarefa de mapeamento. Uma visão binocular permite a percepção tridimensional do ambiente, é a partir desta informação espacial que será focado o trabalho.</text:p>
      <text:p text:style-name="P2"/>
      <text:p text:style-name="P2">Um veículo móvel terrestre se desloca geometricamente no plano, ou seja, seus graus de liberdade são em duas dimensões. O sistema de visão tridimensional terá a tarefa de detecção do plano do chão, sendo este, base para a detecção de obstáculos e <text:soft-page-break/>obstruções do caminho. O reconhecimento do chão representa um desafio, visto que se está considerando ambiente externo e não estruturado, no caso, o ambiente externo considerado será onde há vegetação, portanto, além da detecção do chão é necessária uma certa classificação, como por exemplo, transitável ou não transitável.</text:p>
      <text:p text:style-name="P2"/>
      <text:p text:style-name="P2">A calibragem das câmeras é um processo importante para se obter uma visão computacional tridimensional, neste processo são calculados (estimados) os parâmetros internos e externos de cada câmera. Estes parâmetros são essenciais para a reconstrução tridimensional a partir das imagens. </text:p>
      <text:p text:style-name="P2"/>
      <text:p text:style-name="P2">A estimação dos parâmetros internos (intrínsecos) basicamente consiste em obter o ponto central da imagem (que por questões de alinhamento entre lentes e sensor pode não ser o pixel central da imagem) e a distância focal. Estes dois parâmetros definem como a imagem é formada por uma câmera estilo estenopeica (<text:span text:style-name="T5">pin-hole</text:span>) e a sua projeção perspectiva. As câmeras que iremos trabalhar são desta categoria, que por sua vez é o tipo mais comum de câmera. </text:p>
      <text:p text:style-name="P2"/>
      <text:p text:style-name="P2">Outros parâmetros também internos, não associados com o modelo de projeção e sim com as características físicas das lentes utilizadas, também são estimados no processo de calibragem. O modelo estenopeico é uma construção matematicamente simples, muito utilizado por pintores renascentistas do sec. XV, como Leonardo da Vinci. No caso das câmeras de vídeo, existe a necessidade de utilização de lentes, tanto para reduzir a imagem a ser projetada no sensor (filme) como para aproximá-las. As lentes comumente são estruturas com curvatura esférica. A característica esférica das lentes provoca distorções óticas na imagem projetada, chamadas de distorção radial. Este tipo de distorção produz imagens com demonstrado na fig X, nos casos pode ser em forma de barril (<text:span text:style-name="T5">barrel</text:span>) ou almofada (<text:span text:style-name="T5">pincushion</text:span>). Outra distorção que ocorre geralmente é a distorção tangencial, esta por sua vez advém de imprecisão de montagem do sensor em relação à lente, conforme fig. X. </text:p>
      <text:p text:style-name="P2"/>
      <text:p text:style-name="P2">As distorções óticas influenciam fortemente (negativamente) o processo de correspondência entre as imagens para extrair a informação tridimensional, sendo grande fonte de ruído. É interessante notar que, matematicamente, o processo de correção das distorções óticas se baseia na curvatura esférica da lente conforme fig X, porém as lentes são formadas por composição de várias camadas com curvaturas diferentes, que ainda podem apresentar defeitos no processo de fabricação. Portanto, o modelo matemático utilizado na correção é sempre uma aproximação global do aparato ótico, fonte por si só de imprecisão. Ainda existem outros parâmetros que podem ser considerados, porém estes estão associados à questões técnicas da forma de aquisição da imagem, não da formação delas e portanto são subjetivas ao aparato utilizado.</text:p>
      <text:p text:style-name="P2"/>
      <text:p text:style-name="P2">De posse dos parâmetros internos associados à distorções, um preprocessamento necessário é a correção das distorções, que aplicadas produzem uma imagem mais própria para os algoritmos de correspondência que formarão a imagem tridimensional. Os parâmetros internos são também chamados de parâmetros do modelo, isto é, como a imagem é formada. Um modelo de câmera geralmente associado à veículos móveis são as câmeras omnidirecionais, capazes de produzir uma imagem em 360 graus, útil para veículos com esse grau de liberdade de movimentos. Neste trabalho serão utilizadas as câmeras convencionais. </text:p>
      <text:p text:style-name="P2"/>
      <text:p text:style-name="P2">O segundo conjunto de parâmetros são os parâmetros externos (extrínsecos), também chamados de parâmetros de pose. Este conjunto diz respeito à posição da câmera em relação ao ambiente, no caso a um sistema de coordenadas referencial. Estes são os principais parâmetros para a reconstrução tridimensional da imagem pois são utilizados para fazer a correspondência entre os pixeis de cada imagem. De posse dos pixeis que correspondem ao mesmo ponto no ambiente é possível calcular a terceira coordenada pelo processo de triangulação.</text:p>
      <text:p text:style-name="P2"/>
      <text:p text:style-name="P2">A correspondência entre os pontos são obtidos pelos princípios da geometria epipolar (fig X). O processo se baseia em ajustar cada imagem tal que formem uma correspondência pixel a pixel. Fundamentalmente, são determinados os planos formados pelos pontos em comum em cada imagem (referenciais obtidos pela calibragem) e o ponto central de cada imagem. Esses planos no espaço (ambiente) são coincidentes, ou seja, o mesmo plano. Esta reprojeção do plano em cada imagem definem restas, chamadas retas epipolares. Desta forma é possível fazer a correspondência dos demais pontos (não referenciais). Pela geometria epipolar todos os planos formados pelos pontos referenciais serão concorrentes e as suas intersecções se dão em uma reta em comum. <text:s/></text:p>
      <text:p text:style-name="P2"/>
      <text:p text:style-name="P2">No meu trabalho de graduação, onde foi aplicada visão tridimensional para monitorar experimentos de laboratório, foi utilizado um processo de calibragem utilizando o método de Tsai [ref]. {Para este método são fornecidos referenciais não colineares.} Naquele trabalho foi possível observar que um conjunto de referenciais capazes de descrever os três planos ortogonais do espaço tridimensional produziam uma calibragem bastante precisa. Para isso, foi utilizado um molde semelhante a um canto de uma sala, contendo pelo menos três pontos referenciais em cada parede e no chão. Uma vantagem deste método, porém trabalhoso, é que o referencial é dado informando sua posição na imagem e sua posição real no ambiente. Esta posição real é dada de forma relativa a um sistema de coordenadas referencial no espaço. Com isso, ao extrair a informação tridimensional de um ponto através da triangulação a partir da calibragem do par estéreo, a informação resultante contém as coordenadas espaciais do ponto na unidade de media real adotada. Com isso, é possível saber a posição real de um determinado ponto.</text:p>
      <text:p text:style-name="P2"/>
      <text:p text:style-name="P2">Porém, para se obter as coordenadas tridimensionais de um determinado ponto no espaço é necessário saber onde esse ponto se encontra em cada imagem. Isto não é trivial, mas podem ser utilizados métodos de detecção e casamento (<text:span text:style-name="T5">matching</text:span>) de características (<text:span text:style-name="T5">features</text:span>) da imagem para buscar a correspondência. Como a projeção perspectiva preserva algumas relações geométricas, chamadas relações de incidência, ainda assim é possível correlacionar demais pontos a partir de pontos de referência.</text:p>
      <text:p text:style-name="P2"/>
      <text:p text:style-name="P2"><text:soft-page-break/>Este método aliado aos mapas de disparidade pode produzir uma informação visual bastante acurada para o processo de navegação autônoma do robô móvel.</text:p>
      <text:p text:style-name="P2"/>
      <text:p text:style-name="P2">Mapas de disparidade</text:p>
      <text:p text:style-name="P2"/>
      <text:p text:style-name="P2">Os mapas de disparidade se tornaram uma ferramenta bastante utilizada para a percepção tridimensional, sua implementação direta em hardware permite aplicação em tempo real. Isto pode ser visto hoje em dia no videogame xbox utilizando o sensor Kinect. [cite]. Porém, a ideia fundamental por trás do mapa de disparidade é fornecer uma informação de profundidade relativa, mapeada diretamente na imagem bidimensional a parir do valor do pixel. Usualmente é utilizado imagem em tons de cinza, fornecendo então até 255 níveis de profundidade. O Kinect fornece imagens RGB, com uma precisão de 2047 níveis de profundidade. Um experimento bem simples<text:note text:id="ftn3" text:note-class="footnote"><text:note-citation>2</text:note-citation><text:note-body><text:p text:style-name="P2"><text:s/>http://mathnathan.com/2011/02/03/depthvsdistance/</text:p></text:note-body></text:note> mostrou que a relação entre nível de profundidade e distância não é linear no Kinect, onde objetos mais distantes da câmera apresentam níveis de profundidade mais próximos a medida que se afastam. Isto até pode se considerar esperado por este processo, visto que a imagem final ainda apresenta a projeção perspectiva.</text:p>
      <text:p text:style-name="P2"/>
      <text:p text:style-name="P2">Para robôs móveis autônomos, os mapas de disparidade são muito úteis, principalmente na detecção e desvio de obstáculos. O veículo pode extrair da informação de profundidade parâmetros para a navegação, como por exemplo, uma região de maior profundidade pode representar um caminho sem obstáculos. Porém, a aplicação de mapas de disparidade como informação visual para navegação não é um processo direto, diversos aspectos precisam ser tratados, como por exemplo, o mapeamento do chão, que vai depender de como as câmeras estão posicionadas no veículo.</text:p>
      <text:p text:style-name="P2"/>
      <text:p text:style-name="P2"/>
      <text:p text:style-name="P2">Navegação: Estratégia, planejamento e controle</text:p>
      <text:p text:style-name="P2"/>
      <text:p text:style-name="P2"/>
      <text:p text:style-name="P2"/>
      <text:p text:style-name="P2"/>
      <text:p text:style-name="P2">Brady, M. &amp; at all. (1982). Robot Motion: Planning and </text:p>
      <text:p text:style-name="P2">Control. <text:s/>The MIT Press, ISBN 0-262-02182-X, </text:p>
      <text:p text:style-name="P2">Cambridge</text:p>
      <text:p text:style-name="P2"/>
      <text:p text:style-name="P2"/>
      <text:h text:style-name="P17" text:outline-level="1"><text:bookmark text:name="btAsinTitle"/>Choset: Principles of Robot Motion: Theory, Algorithms, and Implementations</text:h>
      <text:p text:style-name="P2"/>
      <text:p text:style-name="P2"/>
      <text:p text:style-name="P2">O algoritmo básico de navegação de um veículo autônomo certamente se baseia no princípio utilizado por uma pessoa portadora de deficiência visual, ou seja, passos controlados e o constante tateamento do ambiente ao seu redor. Uma pessoa intuitiva e/ou racionalmente consegue achar o caminho e evitar colisões. O veículo não tem essa capacidade intrínseca, devendo ser dotado de algum recurso computacional e/ou físico para tal. Existem algoritmos clássicos de estratégia de navegação, como o algoritmo do <text:span text:style-name="T5">bug </text:span><text:span text:style-name="T12"><text:s/>[Choset 2005]</text:span><text:span text:style-name="T5"> </text:span><text:span text:style-name="T12">e suas variantes [Taylor 2009]</text:span>, que se baseiam na detecção de bordas e executa a locomoção fazendo o seu contorno.</text:p>
      <text:p text:style-name="P2"/>
      <text:p text:style-name="P2">[Taylor 2009] </text:p>
      <text:p text:style-name="P2">@INPROCEEDINGS{ taylor:i-bug:,</text:p>
      <text:p text:style-name="P2">AUTHOR = "Kamilah Taylor and Steven M. LaValle",</text:p>
      <text:p text:style-name="P2">TITLE = "I-Bug: An intensity-based bug algorithm.",</text:p>
      <text:p text:style-name="P2">booktitle = "ICRA'09",</text:p>
      <text:p text:style-name="P2">PAGES = {3981-3986},</text:p>
      <text:p text:style-name="P2">YEAR = {2009} <text:s/>}</text:p>
      <text:p text:style-name="P2"/>
      <text:p text:style-name="P2"/>
      <text:p text:style-name="P2">Planejamento</text:p>
      <text:p text:style-name="P2"/>
      <text:p text:style-name="P2"><text:tab/>A operação de navegação requer um planejamento, este planejamento pode ser categorizado como local ou global. No planejamento global há a necessidade de que o ambiente seja previamente conhecido, enquanto que o planejamento local se baseia apenas na posição onde o robô se encontra e o alcance dos seus sensores.</text:p>
      <text:p text:style-name="P2"/>
      <text:p text:style-name="P2"><text:tab/>Este trabalho irá focar nos modelos locais de planejamento de navegação. Porém, as aplicações que este trabalho visualiza permitem algum tipo de planejamento global ou semi global utilizando abordagens probabilísticas, o que poderia vir a contribuir com uma maior eficácia em determinadas situações, como por exemplo em aplicações agrícolas. </text:p>
      <text:p text:style-name="P2"/>
      <text:p text:style-name="P2">Metodologias de planejamento local:</text:p>
      <text:p text:style-name="P2"/>
      <text:p text:style-name="P2"><text:soft-page-break/><text:tab/>Gráficas</text:p>
      <text:p text:style-name="P2"><text:tab/><text:tab/>Fortemente limitadas a ambientes estáticos;</text:p>
      <text:p text:style-name="P2"><text:tab/><text:tab/>Algoritmos desenvolvidos não baseados em princípios geométricos</text:p>
      <text:p text:style-name="P2"><text:s text:c="2"/></text:p>
      <text:p text:style-name="P2"><text:tab/>Clássicas</text:p>
      <text:p text:style-name="P2"><text:tab/><text:tab/>Métodos de otimização</text:p>
      <text:p text:style-name="P2"><text:tab/><text:tab/>Programação dinâmica</text:p>
      <text:p text:style-name="P2"><text:tab/><text:tab/>Descida do Gradiente</text:p>
      <text:p text:style-name="P2"><text:tab/><text:tab/>Menor caminho (Dijkstra)</text:p>
      <text:p text:style-name="P2"/>
      <text:p text:style-name="P2"><text:tab/>Heurísticos</text:p>
      <text:p text:style-name="P2"><text:tab/><text:tab/>A*</text:p>
      <text:p text:style-name="P2"><text:tab/><text:tab/>Algoritmos Genéticos</text:p>
      <text:p text:style-name="P2"><text:tab/><text:tab/>Recozimento Simulado (<text:span text:style-name="T5">Simulated Annealing</text:span>)</text:p>
      <text:p text:style-name="P2"/>
      <text:p text:style-name="P2"><text:tab/>De Campo Potencial</text:p>
      <text:p text:style-name="P2"><text:tab/><text:tab/>Soluções elegantes e simples, porém apresentam problemas significativos, como por exemplo, sujeitos a ficarem <text:tab/><text:tab/><text:tab/>presos em obstáculos com formas convexas (mínimos locais)</text:p>
      <text:p text:style-name="P2"/>
      <text:p text:style-name="P2"><text:tab/>Este trabalho pretende se concentrar nas metodologias de campo potencial, como o VFH [borenstein]. Medotologias híbridas já foram propostas [ref HVFH, MVFH-NN] e poderão servir de base.</text:p>
      <text:p text:style-name="P2"/>
      <text:p text:style-name="P2">Vector Field Histogram</text:p>
      <text:p text:style-name="P2"/>
      <text:p text:style-name="P2"><text:tab/>O VFH [borenstein] tem por base a abordagem de campo potencial como metodologia de planejamento local de navegação. É um método que faz uso da leitura em tempo real dos dados do sensores e gera um histograma [fig x] que representa o ambiente em relação à proximidade dos objetos em relação ao veículo. Tem por base a utilização de sonares como sensor e leva em conta as questões inerentes a ruídos. O VFH é base para outros métodos que utilizam a mesma abordagem.</text:p>
      <text:p text:style-name="P2"/>
      <text:p text:style-name="P2"><text:tab/></text:p>
      <text:p text:style-name="P2">Controle</text:p>
      <text:p text:style-name="P2"/>
      <text:p text:style-name="P2"><text:tab/>O controle de navegação é classificado basicamente como reativo, deliberativo ou híbrido, podendo ser estruturado de forma hierárquica [livro osorio/wolf]. <text:s/>No projeto COHRBA [heinen 2002], foi utilizada a abordagem híbrida em camadas (hierárquica) para a criação de um sistema de controle para robôs móveis. Os sistemas de controle podem vir a ser construídos por exemplo, a partir de máquinas de estados finitos (FSM), sistemas especialistas, redes neurais ou a combinação destes. As RNAs (redes neurais artificiais) são consideradas sistemas "caixa-preta". Os pesos sinápticos associados a cada neurônio (<text:span text:style-name="T5">perceptron</text:span>) após o treinamento da RNA não têm um significado numérico que possa representar o conhecimento adquirido. A sua capacidade de generalização torna-a tolerante a ruídos e permite a aplicação principalmente quando não se consegue estruturar totalmente o problema a partir de regram bem definidas. <text:s/>É uma técnica extremamente plástica, podendo ser aplicada a diversas classes de problemas. O sistema SEVA3D se baseou em uma FSM para fazer o controle de navegação do veículo, já no simulador RoBombeiros foi treinada uma RNA.</text:p>
      <text:p text:style-name="P2"/>
      <text:p text:style-name="P2"><text:tab/>Metodologia</text:p>
      <text:p text:style-name="P2"/>
      <text:p text:style-name="P4"><text:span text:style-name="Fonte_20_parág._20_padrão"><text:span text:style-name="T6"><text:tab/>Este trabalho irá adotar a metodologia descrita a seguir para o desenvolvimento do projeto. Inicialmente serão estudados e trabalhados algoritmos para a criação do mapa de disparidade a partir do par de imagens obtidas da câmera estéreo. Para este processo, o algoritmo deverá ter um compromisso de desempenho entre a qualidade do mapa de disparidade/profundidade e performance em termos de tempo de processamento. A partir do mapa de disparidade será elaborado um mapa de navegabilidade, que representa as regiões navegáveis (seguras) e regiões não navegáveis (obstáculos e regiões a evitar) em frente ao veículo. Este mapa será utilizado em conjunto com as informações de posição atual e de destino (GPS e bússola), a fim de realizar o controle da navegação do veículo. Estão sendo consideradas duas abordagens principais para o controle local da navegação: a primeira baseada no uso de Redes Neurais Artificiais, conforme proposto no trabalho dos RoBombeiros de Pessin, e a segunda baseada em uma adaptação do algoritmo VFH</text:span></text:span><text:span text:style-name="Fonte_20_parág._20_padrão"><text:span text:style-name="T6"><text:note text:id="ftn5" text:note-class="footnote"><text:note-citation>3</text:note-citation><text:note-body><text:p text:style-name="P1">http://www-personal.umich.edu/~johannb/vff&amp;vfh.htm</text:p></text:note-body></text:note></text:span></text:span><text:span text:style-name="Fonte_20_parág._20_padrão"><text:span text:style-name="T6"> (</text:span></text:span><text:span text:style-name="Fonte_20_parág._20_padrão"><text:span text:style-name="T7">Vector Field Histogram)</text:span></text:span><text:span text:style-name="Fonte_20_parág._20_padrão"><text:span text:style-name="T6">. Nestas abordagens serão consideradas como parâmetro de entrada as informações tridimensionais do mapa de navegabilidade. Além disto, também serão necessários estudos que visam identificar, a partir das imagens da câmera estéreo, o plano de referência de base (chão), seus desníveis e obstáculos, classificando-os como elementos transponíveis ou não. </text:span></text:span></text:p>
      <text:p text:style-name="P13"><text:span text:style-name="T4"><text:tab/>Materiais e Métodos</text:span></text:p>
      <text:p text:style-name="P2"/>
      <text:p text:style-name="P2"><text:tab/>A primeira etapa consiste no levantamento de todos os pontos críticos do sistema proposto, após esta etapa, serão avaliadas as técnicas mais acessíveis que são adequadas para o tratamento de cada ponto crítico. Será levado em conta prioritariamente o que já vem sendo trabalhado no laboratório, afim de promover a integração das tecnologias já dominadas pelo grupo. Para a <text:soft-page-break/>programação serão utilizadas as bibliotecas OpenCV e PCL como ferramentas centrais, podendo vir a ser utilizado o framework ROS para a integração. Primeiramente os testes serão efetuados em laboratório, em ambiente simulado ou sem um veículo diretamente, apenas lidando com as informações sensoriais o controle reativo. </text:p>
      <text:p text:style-name="P2"/>
      <text:p text:style-name="P4"><text:span text:style-name="Fonte_20_parág._20_padrão"><text:span text:style-name="T6"><text:tab/>Este trabalho será desenvolvido junto ao LRM</text:span></text:span><text:span text:style-name="Ref._20_de_20_nota_20_de_20_rodapé"><text:span text:style-name="T6"><text:note text:id="ftn6" text:note-class="footnote"><text:note-citation>4</text:note-citation><text:note-body><text:p text:style-name="Texto_20_de_20_nota_20_de_20_rodapé"><text:span text:style-name="T1"><text:s/>LRM - </text:span><text:span text:style-name="Fonte_20_parág._20_padrão"><text:span text:style-name="T2">Laboratório de Robótica Móvel do ICMC/USP - </text:span></text:span><text:a xlink:type="simple" xlink:href="http://www.lrm.icmc.usp.br/" office:target-frame-name="_top" xlink:show="replace"><text:span text:style-name="Hyperlink"><text:span text:style-name="T2">http://www.lrm.icmc.usp.br/</text:span></text:span></text:a><text:span text:style-name="Fonte_20_parág._20_padrão"><text:span text:style-name="T2"> </text:span></text:span></text:p></text:note-body></text:note></text:span></text:span><text:span text:style-name="Fonte_20_parág._20_padrão"><text:span text:style-name="T6"> – Laboratório de Robótica Móvel do ICMC/USP. Diversos trabalhos relacionados ao desenvolvimento de veículos autônomos e robôs móveis inteligentes vêm sendo pesquisados e desenvolvidos junto a este laboratório, destacando-se, a pesquisa e uso de sistemas de navegação baseados em visão computacional. Atualmente, o Laboratório conta com uma parceria estabelecida com a empresa Jacto</text:span></text:span><text:span text:style-name="Ref._20_de_20_nota_20_de_20_rodapé"><text:span text:style-name="T6"><text:note text:id="ftn7" text:note-class="footnote"><text:note-citation>5</text:note-citation><text:note-body><text:p text:style-name="Texto_20_de_20_nota_20_de_20_rodapé"><text:span text:style-name="T1"><text:s/>Grupo Jacto - </text:span><text:a xlink:type="simple" xlink:href="http://www.jacto.com.br/" office:target-frame-name="_top" xlink:show="replace"><text:span text:style-name="Hyperlink"><text:span text:style-name="T1">http://www.jacto.com.br/</text:span></text:span></text:a><text:span text:style-name="T1"> </text:span></text:p></text:note-body></text:note></text:span></text:span><text:span text:style-name="Fonte_20_parág._20_padrão"><text:span text:style-name="T6"> (equipamentos agrícolas) para o desenvolvimento de um sistema autônomo de navegação de veículos em ambientes agrícolas. O ambiente agrícola é um ambiente externo semi estruturado, sendo também uma das aplicações possíveis e de grande interesse deste projeto. O LRM possui atualmente duas plataformas de teste para aplicações de veículos móveis autônomos: os veículos CaRINA I e CaRINA II</text:span></text:span><text:span text:style-name="Ref._20_de_20_nota_20_de_20_rodapé"><text:span text:style-name="T6"><text:note text:id="ftn8" text:note-class="footnote"><text:note-citation>6</text:note-citation><text:note-body><text:p text:style-name="Texto_20_de_20_nota_20_de_20_rodapé"><text:span text:style-name="T1"><text:s/>CaRINA - Carro Robótico Inteligente para Navegação Autônoma - </text:span><text:a xlink:type="simple" xlink:href="http://www.lrm.icmc.usp.br/carina/" office:target-frame-name="_top" xlink:show="replace"><text:span text:style-name="Hyperlink"><text:span text:style-name="T1">http://www.lrm.icmc.usp.br/carina/</text:span></text:span></text:a></text:p></text:note-body></text:note></text:span></text:span><text:span text:style-name="Fonte_20_parág._20_padrão"><text:span text:style-name="T6">, além de robôs e plataformas móveis de pequeno porte. Para realizar os testes e avaliar o desempenho do sistema teremos à disposição o veículo CaRINA I do LRM, que já possui integrada uma câmera de vídeo estéreo e um dispositivo de localização GPS, bem como outros dispositivos sensores e atuadores de controle do veículo. O veículo CaRINA I é o mais adaptado para ambientes externos pouco estruturados.</text:span></text:span></text:p>
      <text:p text:style-name="P2"><text:tab/>Plano de Trabalho e Cronograma</text:p>
      <text:p text:style-name="P2"/>
      <text:p text:style-name="P2"><text:tab/>Aulas...</text:p>
      <text:p text:style-name="P2"><text:tab/>Milestones do projeto...</text:p>
      <text:p text:style-name="P2"><text:tab/>Apresentações... </text:p>
      <text:p text:style-name="P2"/>
      <text:p text:style-name="P2"><text:tab/>Conclusão</text:p>
      <text:p text:style-name="P2"/>
      <text:p text:style-name="P4"><text:span text:style-name="Fonte_20_parág._20_padrão"><text:span text:style-name="T6"><text:tab/>As principais aplicações deste sistema robótico de navegação autônoma são: </text:span></text:span><text:span text:style-name="Fonte_20_parág._20_padrão"><text:span text:style-name="T8">(i)</text:span></text:span><text:span text:style-name="Fonte_20_parág._20_padrão"><text:span text:style-name="T6"> o combate à incêndios, conforme proposto nos trabalhos desenvolvidos por Pessin; </text:span></text:span><text:span text:style-name="Fonte_20_parág._20_padrão"><text:span text:style-name="T8">(ii)</text:span></text:span><text:span text:style-name="Fonte_20_parág._20_padrão"><text:span text:style-name="T6"> o uso em aplicações agrícolas visando criar veículos autônomos usados para arar a terra, semear, pulverizar e realizar a colheita em plantações; </text:span></text:span><text:span text:style-name="Fonte_20_parág._20_padrão"><text:span text:style-name="T8">(iii)</text:span></text:span><text:span text:style-name="Fonte_20_parág._20_padrão"><text:span text:style-name="T6"> o uso em aplicações militares e/ou civis para o auxílio no transporte de carga e suprimentos em ambientes estruturados ou não; </text:span></text:span><text:span text:style-name="Fonte_20_parág._20_padrão"><text:span text:style-name="T8">(iv)</text:span></text:span><text:span text:style-name="Fonte_20_parág._20_padrão"><text:span text:style-name="T6"> o transporte de cargas em locais perigosos onde a presença de um motorista possa ser dispensada de modo a proteger sua segurança. Este tipo de tecnologia promove o interesse e possíveis aplicações junto à sociedade, sendo de grande relevância à pesquisa e ao desenvolvimento de novas tecnologias nas áreas afins, a exemplo de iniciativas como as que vêm sendo desenvolvidas em outros países (por exemplo, </text:span></text:span><text:span text:style-name="Fonte_20_parág._20_padrão"><text:span text:style-name="T8">DARPA Grand/Urban Challenge, ELROB, AUVSI/IGVC</text:span></text:span><text:span text:style-name="Fonte_20_parág._20_padrão"><text:span text:style-name="T6">).</text:span></text:span></text:p>
      <text:p text:style-name="P2"/>
      <text:p text:style-name="P2"><text:tab/>Nesta etapa do projeto já se pode visualizar questões que podem ser levadas em conta no desenvolvimento de uma aplicação final, por exemplo, a capacidade de se basear em um caminho já realizado para aumentar a velocidade do deslocamento. Em um ambiente parcialmente conhecido o veículo pode obter informações topográficas, evitando zonas intransponíveis ou com maior dificuldade de definir uma trajetória e também pontos críticos, como cercas, zonas rochosas ou inundadas e declives/aclives muito acentuados.</text:p>
      <text:p text:style-name="P2"/>
      <text:p text:style-name="P2"/>
      <text:p text:style-name="P2"><text:tab/>Forma de Análise dos Resultados</text:p>
      <text:p text:style-name="P2"/>
      <text:p text:style-name="P2"><text:tab/>Os resultados serão analisados comparativamente com as soluções já desenvolvidas no LRM e projetos relacionados. A adaptabilidade do resultado final para as áreas de interesse citadas nesta proposta pode indicar o grau de aplicação atingido. As necessidades de melhorias e a delineação de avanços que devem ser alcançados poderão servir de base para novos projetos, constituindo um resultado na prospecção tecnológica para o desenvolvimento de um sistema eficiente e robusto de navegação autônoma.</text:p>
      <text:p text:style-name="P3"><text:span text:style-name="Fonte_20_parág._20_padrão"><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0" fo:hyphenation-push-char-count="0"/>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nota_20_de_20_rodapé" style:display-name="Ref. de nota de rodapé" style:family="text" style:parent-style-name="Fonte_20_parág._20_padrão">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45cm" fo:margin-bottom="1.201cm" fo:margin-left="0.963cm" fo:margin-right="0.96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4:51:53.39</meta:creation-date>
    <dc:date>2012-03-04T15:07:59.22</dc:date>
    <meta:editing-duration>PT15H16M50S</meta:editing-duration>
    <meta:editing-cycles>10</meta:editing-cycles>
    <meta:generator>LibreOffice/3.4$Win32 LibreOffice_project/340m1$Build-103</meta:generator>
    <meta:document-statistic meta:table-count="0" meta:image-count="0" meta:object-count="0" meta:page-count="9" meta:paragraph-count="0" meta:word-count="4556" meta:character-count="30448" meta:non-whitespace-character-count="25899"/>
  </office:meta>
</office:document-meta>
</file>

<file path=VersionList.xml><?xml version="1.0" encoding="utf-8"?>
<VL:version-list xmlns:dc="http://purl.org/dc/elements/1.1/" xmlns:VL="http://openoffice.org/2001/versions-list">
  <VL:version-entry VL:title="Version1" VL:comment="" VL:creator="" dc:date-time="2012-03-04T00:04:50"/>
  <VL:version-entry VL:title="Version2" VL:comment="" VL:creator="" dc:date-time="2012-03-04T11:52:19"/>
  <VL:version-entry VL:title="Version3" VL:comment="" VL:creator="" dc:date-time="2012-03-04T14:52:43"/>
  <VL:version-entry VL:title="Version4" VL:comment="" VL:creator="" dc:date-time="2012-03-04T15:07:59"/>
</VL:version-list>
</file>